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b3b3b3" draw:textarea-horizontal-align="center" draw:textarea-vertical-align="middle"/>
    </style:style>
    <style:style style:name="gr2" style:family="graphic" style:parent-style-name="standard">
      <style:graphic-properties svg:stroke-width="0.127cm" draw:marker-start-width="0.305cm" draw:marker-end="Arrow" draw:marker-end-width="0.3cm" draw:textarea-horizontal-align="center" draw:textarea-vertical-align="middle" fo:padding-top="0.188cm" fo:padding-bottom="0.188cm" fo:padding-left="0.313cm" fo:padding-right="0.3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8" style:family="graphic" style:parent-style-name="standard">
      <style:graphic-properties svg:stroke-width="0.127cm" svg:stroke-color="#999999" draw:marker-start-width="0.483cm" draw:marker-end-width="0.483cm" draw:textarea-horizontal-align="center" draw:textarea-vertical-align="middle" fo:padding-top="0.188cm" fo:padding-bottom="0.188cm" fo:padding-left="0.313cm" fo:padding-right="0.3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9cm" fo:min-width="0.636cm"/>
    </style:style>
    <style:style style:name="gr10" style:family="graphic" style:parent-style-name="standard">
      <style:graphic-properties svg:stroke-width="0cm" draw:marker-start-width="0.12cm" draw:marker-end="Arrow" draw:marker-end-width="0.11cm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7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71cm"/>
    </style:style>
    <style:style style:name="gr14" style:family="graphic" style:parent-style-name="standard">
      <style:graphic-properties draw:fill="solid" draw:fill-color="#cccccc" draw:fill-gradient-name="Gradient_20_1" draw:fill-hatch-name="Black_20_0_20_Degrees" draw:fill-image-name="Empty" draw:textarea-horizontal-align="center" draw:textarea-vertical-align="middle"/>
    </style:style>
    <style:style style:name="gr15" style:family="graphic" style:parent-style-name="standard">
      <style:graphic-properties draw:stroke="none" draw:fill="solid" draw:fill-color="#999999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8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1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1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1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86cm"/>
    </style:style>
    <style:style style:name="gr27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8" style:family="graphic" style:parent-style-name="standard">
      <style:graphic-properties draw:stroke="dash" draw:stroke-dash="Ultrafine_20_Dashed" svg:stroke-width="0cm" draw:marker-start-width="0.12cm" draw:marker-end="" draw:marker-end-width="0.11cm" draw:textarea-horizontal-align="center" draw:textarea-vertical-align="middle" fo:padding-top="0.125cm" fo:padding-bottom="0.125cm" fo:padding-left="0.25cm" fo:padding-right="0.25cm"/>
    </style:style>
    <style:style style:name="gr29" style:family="graphic" style:parent-style-name="standard">
      <style:graphic-properties draw:stroke="dash" draw:stroke-dash="Ultrafine_20_Dashed" svg:stroke-width="0.127cm" draw:marker-start-width="0.305cm" draw:marker-end="" draw:marker-end-width="0.3cm" draw:textarea-horizontal-align="center" draw:textarea-vertical-align="middle" fo:padding-top="0.188cm" fo:padding-bottom="0.188cm" fo:padding-left="0.313cm" fo:padding-right="0.313cm"/>
    </style:style>
    <style:style style:name="gr30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31" style:family="graphic" style:parent-style-name="standard">
      <style:graphic-properties svg:stroke-color="#999999" draw:fill="solid" draw:fill-color="#9999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/>
      <style:text-properties fo:font-size="8pt" style:font-size-asian="8pt" style:font-size-complex="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4cm" svg:x="6.8cm" svg:y="1.3cm">
          <text:p text:style-name="P2"/>
        </draw:rect>
        <draw:rect draw:style-name="gr1" draw:text-style-name="P1" draw:layer="layout" svg:width="2cm" svg:height="4cm" svg:x="10.1cm" svg:y="1.3cm">
          <text:p text:style-name="P2"/>
        </draw:rect>
        <draw:line draw:style-name="gr2" draw:text-style-name="P1" draw:layer="layout" svg:x1="8.797cm" svg:y1="1.8cm" svg:x2="10.141cm" svg:y2="1.8cm">
          <text:p text:style-name="P2"/>
        </draw:line>
        <draw:frame draw:style-name="gr3" draw:text-style-name="P3" draw:layer="layout" svg:width="1.154cm" svg:height="0.607cm" svg:x="8.689cm" svg:y="1.327cm">
          <draw:text-box>
            <text:p text:style-name="P2"><text:span text:style-name="T1">data</text:span></text:p>
          </draw:text-box>
        </draw:frame>
        <draw:line draw:style-name="gr2" draw:text-style-name="P1" draw:layer="layout" svg:x1="8.797cm" svg:y1="2.401cm" svg:x2="10.141cm" svg:y2="2.401cm">
          <text:p text:style-name="P2"/>
        </draw:line>
        <draw:frame draw:style-name="gr4" draw:text-style-name="P3" draw:layer="layout" svg:width="1.386cm" svg:height="0.607cm" svg:x="8.689cm" svg:y="1.928cm">
          <draw:text-box>
            <text:p text:style-name="P2"><text:span text:style-name="T1">status</text:span></text:p>
          </draw:text-box>
        </draw:frame>
        <draw:line draw:style-name="gr2" draw:text-style-name="P1" draw:layer="layout" svg:x1="12.1cm" svg:y1="1.801cm" svg:x2="13.8cm" svg:y2="1.801cm">
          <text:p text:style-name="P2"/>
        </draw:line>
        <draw:line draw:style-name="gr2" draw:text-style-name="P1" draw:layer="layout" svg:x1="12.1cm" svg:y1="2.402cm" svg:x2="13.8cm" svg:y2="2.402cm">
          <text:p text:style-name="P2"/>
        </draw:line>
        <draw:frame draw:style-name="gr5" draw:text-style-name="P4" draw:layer="layout" svg:width="2.212cm" svg:height="0.692cm" svg:x="6.67cm" svg:y="3.027cm">
          <draw:text-box>
            <text:p text:style-name="P2"><text:span text:style-name="T2">sw_rx_enq</text:span></text:p>
          </draw:text-box>
        </draw:frame>
        <draw:frame draw:style-name="gr5" draw:text-style-name="P4" draw:layer="layout" svg:width="2.195cm" svg:height="0.692cm" svg:x="9.97cm" svg:y="3.127cm">
          <draw:text-box>
            <text:p text:style-name="P2"><text:span text:style-name="T2">sw_rx_cod</text:span></text:p>
          </draw:text-box>
        </draw:frame>
        <draw:rect draw:style-name="gr1" draw:text-style-name="P1" draw:layer="layout" svg:width="2cm" svg:height="5cm" svg:x="13.8cm" svg:y="1.3cm">
          <text:p text:style-name="P2"/>
        </draw:rect>
        <draw:frame draw:style-name="gr5" draw:text-style-name="P5" draw:layer="layout" svg:width="1.797cm" svg:height="0.963cm" svg:x="15.67cm" svg:y="0.828cm">
          <draw:text-box>
            <text:p text:style-name="P2"><text:span text:style-name="T1">data_ext</text:span></text:p>
            <text:p text:style-name="P2"><text:span text:style-name="T1">status_ext</text:span></text:p>
          </draw:text-box>
        </draw:frame>
        <draw:line draw:style-name="gr2" draw:text-style-name="P1" draw:layer="layout" svg:x1="15.8cm" svg:y1="1.801cm" svg:x2="17.422cm" svg:y2="1.801cm">
          <text:p text:style-name="P2"/>
        </draw:line>
        <draw:frame draw:style-name="gr5" draw:text-style-name="P5" draw:layer="layout" svg:width="1.878cm" svg:height="0.963cm" svg:x="15.67cm" svg:y="3.129cm">
          <draw:text-box>
            <text:p text:style-name="P2"><text:span text:style-name="T1">data_int1</text:span></text:p>
            <text:p text:style-name="P2"><text:span text:style-name="T1">status_int1</text:span></text:p>
          </draw:text-box>
        </draw:frame>
        <draw:frame draw:style-name="gr5" draw:text-style-name="P5" draw:layer="layout" svg:width="1.878cm" svg:height="0.963cm" svg:x="15.67cm" svg:y="4.829cm">
          <draw:text-box>
            <text:p text:style-name="P2"><text:span text:style-name="T1">data_int2</text:span></text:p>
            <text:p text:style-name="P2"><text:span text:style-name="T1">status_int2</text:span></text:p>
          </draw:text-box>
        </draw:frame>
        <draw:polyline draw:style-name="gr2" draw:text-style-name="P1" draw:layer="layout" svg:width="3.228cm" svg:height="1.83cm" draw:transform="skewX (-0.040142572795862) rotate (-1.54077666366149) translate (17.6281419921635cm 5.65752258073112cm)" svg:viewBox="0 0 3229 1831" draw:points="0,-33070 129,-34901 3229,-34808 3134,-33439">
          <text:p text:style-name="P2"/>
        </draw:polyline>
        <draw:frame draw:style-name="gr5" draw:text-style-name="P5" draw:layer="layout" svg:width="1.052cm" svg:height="0.607cm" svg:x="11.9cm" svg:y="1.3cm">
          <draw:text-box>
            <text:p text:style-name="P2"><text:span text:style-name="T1">data</text:span></text:p>
          </draw:text-box>
        </draw:frame>
        <draw:frame draw:style-name="gr5" draw:text-style-name="P5" draw:layer="layout" svg:width="1.264cm" svg:height="0.607cm" svg:x="11.9cm" svg:y="1.901cm">
          <draw:text-box>
            <text:p text:style-name="P2"><text:span text:style-name="T1">status</text:span></text:p>
          </draw:text-box>
        </draw:frame>
        <draw:frame draw:style-name="gr5" draw:text-style-name="P5" draw:layer="layout" svg:width="1.797cm" svg:height="0.963cm" svg:x="12.17cm" svg:y="4.728cm">
          <draw:text-box>
            <text:p text:style-name="P6"><text:span text:style-name="T1">data_ext</text:span></text:p>
            <text:p text:style-name="P2"><text:span text:style-name="T1">status_ext</text:span></text:p>
          </draw:text-box>
        </draw:frame>
        <draw:line draw:style-name="gr2" draw:text-style-name="P1" draw:layer="layout" svg:x1="12.447cm" svg:y1="5.801cm" svg:x2="13.8cm" svg:y2="5.801cm">
          <text:p text:style-name="P2"/>
        </draw:line>
        <draw:rect draw:style-name="gr1" draw:text-style-name="P1" draw:layer="layout" svg:width="2.499cm" svg:height="4cm" svg:x="13.801cm" svg:y="8.4cm">
          <text:p text:style-name="P2"/>
        </draw:rect>
        <draw:frame draw:style-name="gr5" draw:text-style-name="P4" draw:layer="layout" svg:width="2.407cm" svg:height="0.692cm" svg:x="13.871cm" svg:y="11.327cm">
          <draw:text-box>
            <text:p text:style-name="P2"><text:span text:style-name="T2">sw_rx_mem</text:span></text:p>
          </draw:text-box>
        </draw:frame>
        <draw:polyline draw:style-name="gr2" draw:text-style-name="P1" draw:layer="layout" svg:width="6.899cm" svg:height="2.134cm" draw:transform="skewX (-0.109955742875622) rotate (-1.55404116597664) translate (17.9304521298804cm 3.83759439680294cm)" svg:viewBox="0 0 6900 2135" draw:points="0,-33593 271,-35727 6900,-35616 6692,-33981">
          <text:p text:style-name="P2"/>
        </draw:polyline>
        <draw:polyline draw:style-name="gr6" draw:text-style-name="P1" draw:layer="layout" svg:width="6.778cm" svg:height="3.738cm" draw:transform="skewX (0.17156586547101) rotate (-2.46475396966711) translate (19.2586946122354cm 5.12031491267773cm)" svg:viewBox="0 0 6779 3739" draw:points="0,-28368 2356,-32108 6779,-28990 6386,-28368">
          <text:p text:style-name="P2"/>
        </draw:polyline>
        <draw:frame draw:style-name="gr5" draw:text-style-name="P5" draw:layer="layout" svg:width="1.637cm" svg:height="0.607cm" svg:x="15.748cm" svg:y="6.031cm">
          <draw:text-box>
            <text:p text:style-name="P2"><text:span text:style-name="T1">loopback</text:span></text:p>
          </draw:text-box>
        </draw:frame>
        <draw:rect draw:style-name="gr1" draw:text-style-name="P1" draw:layer="layout" svg:width="2cm" svg:height="4cm" svg:x="10.1cm" svg:y="8.4cm">
          <text:p text:style-name="P2"/>
        </draw:rect>
        <draw:rect draw:style-name="gr1" draw:text-style-name="P1" draw:layer="layout" svg:width="2cm" svg:height="4cm" svg:x="6.8cm" svg:y="8.4cm">
          <text:p text:style-name="P2"/>
        </draw:rect>
        <draw:line draw:style-name="gr2" draw:text-style-name="P1" draw:layer="layout" svg:x1="10.111cm" svg:y1="8.9cm" svg:x2="8.78cm" svg:y2="8.9cm">
          <text:p text:style-name="P2"/>
        </draw:line>
        <draw:line draw:style-name="gr2" draw:text-style-name="P1" draw:layer="layout" svg:x1="10.111cm" svg:y1="9.501cm" svg:x2="8.78cm" svg:y2="9.501cm">
          <text:p text:style-name="P2"/>
        </draw:line>
        <draw:line draw:style-name="gr2" draw:text-style-name="P1" draw:layer="layout" svg:x1="13.802cm" svg:y1="8.901cm" svg:x2="12.101cm" svg:y2="8.901cm">
          <text:p text:style-name="P2"/>
        </draw:line>
        <draw:line draw:style-name="gr2" draw:text-style-name="P1" draw:layer="layout" svg:x1="13.801cm" svg:y1="10.902cm" svg:x2="12.1cm" svg:y2="10.902cm">
          <text:p text:style-name="P2"/>
        </draw:line>
        <draw:line draw:style-name="gr2" draw:text-style-name="P1" draw:layer="layout" svg:x1="12.1cm" svg:y1="11.5cm" svg:x2="13.802cm" svg:y2="11.503cm">
          <text:p text:style-name="P2"/>
        </draw:line>
        <draw:frame draw:style-name="gr5" draw:text-style-name="P5" draw:layer="layout" svg:width="1.052cm" svg:height="0.607cm" svg:x="12.936cm" svg:y="8.4cm">
          <draw:text-box>
            <text:p text:style-name="P2"><text:span text:style-name="T1">data</text:span></text:p>
          </draw:text-box>
        </draw:frame>
        <draw:custom-shape draw:style-name="gr7" draw:text-style-name="P1" draw:layer="layout" svg:width="0.513cm" svg:height="0.26cm" draw:transform="rotate (-1.57062179387059) translate (14.234cm 8.798cm)">
          <text:p text:style-name="P2"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" draw:text-style-name="P1" draw:layer="layout" svg:x1="14.234cm" svg:y1="8.961cm" svg:x2="14.5cm" svg:y2="8.958cm">
          <text:p text:style-name="P2"/>
        </draw:line>
        <draw:polyline draw:style-name="gr8" draw:text-style-name="P1" draw:layer="layout" svg:width="1.609cm" svg:height="0.221cm" draw:transform="rotate (-1.42698119643148) translate (14.3250897249677cm 9.15980885041722cm)" svg:viewBox="0 0 1610 222" draw:points="0,-25637 13,-25729 1586,-25507 1610,-25673">
          <text:p text:style-name="P2"/>
        </draw:polyline>
        <draw:frame draw:style-name="gr5" draw:text-style-name="P5" draw:layer="layout" svg:width="1.51cm" svg:height="0.607cm" svg:x="11.936cm" svg:y="11.001cm">
          <draw:text-box>
            <text:p text:style-name="P6"><text:span text:style-name="T1">address</text:span></text:p>
          </draw:text-box>
        </draw:frame>
        <draw:frame draw:style-name="gr9" draw:text-style-name="P7" draw:layer="layout" svg:width="1.136cm" svg:height="0.607cm" svg:x="12.936cm" svg:y="10.402cm">
          <draw:text-box>
            <text:p text:style-name="P6"><text:span text:style-name="T1">reqs</text:span></text:p>
          </draw:text-box>
        </draw:frame>
        <draw:line draw:style-name="gr10" draw:text-style-name="P1" draw:layer="layout" svg:x1="12.101cm" svg:y1="12.004cm" svg:x2="13.802cm" svg:y2="12.004cm">
          <text:p text:style-name="P2"/>
        </draw:line>
        <draw:frame draw:style-name="gr11" draw:text-style-name="P7" draw:layer="layout" svg:width="0.908cm" svg:height="0.607cm" svg:x="11.916cm" svg:y="11.502cm">
          <draw:text-box>
            <text:p text:style-name="P6"><text:span text:style-name="T1">ren</text:span></text:p>
          </draw:text-box>
        </draw:frame>
        <draw:line draw:style-name="gr2" draw:text-style-name="P1" draw:layer="layout" svg:x1="13.803cm" svg:y1="9.402cm" svg:x2="12.102cm" svg:y2="9.402cm">
          <text:p text:style-name="P2"/>
        </draw:line>
        <draw:frame draw:style-name="gr5" draw:text-style-name="P5" draw:layer="layout" svg:width="1.264cm" svg:height="0.607cm" svg:x="12.737cm" svg:y="8.901cm">
          <draw:text-box>
            <text:p text:style-name="P2"><text:span text:style-name="T1">status</text:span></text:p>
          </draw:text-box>
        </draw:frame>
        <draw:frame draw:style-name="gr12" draw:text-style-name="P3" draw:layer="layout" svg:width="1.141cm" svg:height="0.607cm" svg:x="9.125cm" svg:y="8.4cm">
          <draw:text-box>
            <text:p text:style-name="P2"><text:span text:style-name="T1">data</text:span></text:p>
          </draw:text-box>
        </draw:frame>
        <draw:frame draw:style-name="gr13" draw:text-style-name="P3" draw:layer="layout" svg:width="1.371cm" svg:height="0.607cm" svg:x="8.969cm" svg:y="8.901cm">
          <draw:text-box>
            <text:p text:style-name="P2"><text:span text:style-name="T1">status</text:span></text:p>
          </draw:text-box>
        </draw:frame>
        <draw:rect draw:style-name="gr14" draw:text-style-name="P1" draw:layer="layout" svg:width="1.93cm" svg:height="11.206cm" svg:x="1.77cm" svg:y="1.2cm">
          <text:p text:style-name="P2"/>
        </draw:rect>
        <draw:frame draw:style-name="gr5" draw:text-style-name="P4" draw:layer="layout" svg:width="2.212cm" svg:height="0.692cm" svg:x="6.671cm" svg:y="10.227cm">
          <draw:text-box>
            <text:p text:style-name="P2"><text:span text:style-name="T2">sw_rx_deq</text:span></text:p>
          </draw:text-box>
        </draw:frame>
        <draw:frame draw:style-name="gr5" draw:text-style-name="P4" draw:layer="layout" svg:width="2.178cm" svg:height="0.692cm" svg:x="9.971cm" svg:y="10.227cm">
          <draw:text-box>
            <text:p text:style-name="P2"><text:span text:style-name="T2">sw_rx_sch</text:span></text:p>
          </draw:text-box>
        </draw:frame>
        <draw:rect draw:style-name="gr15" draw:text-style-name="P9" draw:layer="layout" svg:width="1.5cm" svg:height="0.5cm" svg:x="14.5cm" svg:y="8.7cm">
          <text:p text:style-name="P8"><text:span text:style-name="T2">FIFO_1</text:span></text:p>
        </draw:rect>
        <draw:rect draw:style-name="gr15" draw:text-style-name="P8" draw:layer="layout" svg:width="1.5cm" svg:height="0.5cm" svg:x="14.5cm" svg:y="10.5cm">
          <text:p text:style-name="P8"><text:span text:style-name="T2">FIFO_N</text:span></text:p>
        </draw:rect>
        <draw:line draw:style-name="gr10" draw:text-style-name="P1" draw:layer="layout" svg:x1="5.539cm" svg:y1="3.902cm" svg:x2="6.813cm" svg:y2="3.902cm">
          <text:p text:style-name="P2"/>
        </draw:line>
        <draw:frame draw:style-name="gr16" draw:text-style-name="P7" draw:layer="layout" svg:width="0.866cm" svg:height="0.607cm" svg:x="5.434cm" svg:y="3.4cm">
          <draw:text-box>
            <text:p text:style-name="P6"><text:span text:style-name="T1">err</text:span></text:p>
          </draw:text-box>
        </draw:frame>
        <draw:line draw:style-name="gr10" draw:text-style-name="P1" draw:layer="layout" svg:x1="5.539cm" svg:y1="3.503cm" svg:x2="6.813cm" svg:y2="3.503cm">
          <text:p text:style-name="P2"/>
        </draw:line>
        <draw:frame draw:style-name="gr17" draw:text-style-name="P7" draw:layer="layout" svg:width="0.996cm" svg:height="0.607cm" svg:x="5.434cm" svg:y="3.001cm">
          <draw:text-box>
            <text:p text:style-name="P6"><text:span text:style-name="T1">eop</text:span></text:p>
          </draw:text-box>
        </draw:frame>
        <draw:line draw:style-name="gr10" draw:text-style-name="P1" draw:layer="layout" svg:x1="5.539cm" svg:y1="3.103cm" svg:x2="6.813cm" svg:y2="3.103cm">
          <text:p text:style-name="P2"/>
        </draw:line>
        <draw:frame draw:style-name="gr18" draw:text-style-name="P7" draw:layer="layout" svg:width="0.982cm" svg:height="0.607cm" svg:x="5.434cm" svg:y="2.601cm">
          <draw:text-box>
            <text:p text:style-name="P6"><text:span text:style-name="T1">sop</text:span></text:p>
          </draw:text-box>
        </draw:frame>
        <draw:line draw:style-name="gr10" draw:text-style-name="P1" draw:layer="layout" svg:x1="5.539cm" svg:y1="2.703cm" svg:x2="6.813cm" svg:y2="2.703cm">
          <text:p text:style-name="P2"/>
        </draw:line>
        <draw:frame draw:style-name="gr19" draw:text-style-name="P7" draw:layer="layout" svg:width="0.887cm" svg:height="0.607cm" svg:x="5.434cm" svg:y="2.201cm">
          <draw:text-box>
            <text:p text:style-name="P6"><text:span text:style-name="T1">val</text:span></text:p>
          </draw:text-box>
        </draw:frame>
        <draw:line draw:style-name="gr10" draw:text-style-name="P1" draw:layer="layout" svg:x1="6.813cm" svg:y1="4.903cm" svg:x2="5.539cm" svg:y2="4.903cm">
          <text:p text:style-name="P2"/>
        </draw:line>
        <draw:frame draw:style-name="gr20" draw:text-style-name="P7" draw:layer="layout" svg:width="0.93cm" svg:height="0.607cm" svg:x="6.12cm" svg:y="4.402cm">
          <draw:text-box>
            <text:p text:style-name="P6"><text:span text:style-name="T1">ren</text:span></text:p>
          </draw:text-box>
        </draw:frame>
        <draw:line draw:style-name="gr10" draw:text-style-name="P1" draw:layer="layout" svg:x1="5.539cm" svg:y1="2.303cm" svg:x2="6.813cm" svg:y2="2.303cm">
          <text:p text:style-name="P2"/>
        </draw:line>
        <draw:frame draw:style-name="gr21" draw:text-style-name="P7" draw:layer="layout" svg:width="1.112cm" svg:height="0.607cm" svg:x="5.434cm" svg:y="1.801cm">
          <draw:text-box>
            <text:p text:style-name="P6"><text:span text:style-name="T1">avail</text:span></text:p>
          </draw:text-box>
        </draw:frame>
        <draw:line draw:style-name="gr2" draw:text-style-name="P1" draw:layer="layout" svg:x1="5.537cm" svg:y1="1.8cm" svg:x2="6.784cm" svg:y2="1.8cm">
          <text:p text:style-name="P2"/>
        </draw:line>
        <draw:frame draw:style-name="gr22" draw:text-style-name="P3" draw:layer="layout" svg:width="1.078cm" svg:height="0.607cm" svg:x="5.457cm" svg:y="1.327cm">
          <draw:text-box>
            <text:p text:style-name="P2"><text:span text:style-name="T1">data</text:span></text:p>
          </draw:text-box>
        </draw:frame>
        <draw:line draw:style-name="gr2" draw:text-style-name="P1" draw:layer="layout" svg:x1="5.537cm" svg:y1="4.301cm" svg:x2="6.784cm" svg:y2="4.301cm">
          <text:p text:style-name="P2"/>
        </draw:line>
        <draw:frame draw:style-name="gr22" draw:text-style-name="P3" draw:layer="layout" svg:width="1.078cm" svg:height="0.607cm" svg:x="5.434cm" svg:y="3.8cm">
          <draw:text-box>
            <text:p text:style-name="P2"><text:span text:style-name="T1">mod</text:span></text:p>
          </draw:text-box>
        </draw:frame>
        <draw:line draw:style-name="gr10" draw:text-style-name="P1" draw:layer="layout" svg:x1="6.8cm" svg:y1="10.204cm" svg:x2="5.543cm" svg:y2="10.204cm">
          <text:p text:style-name="P2"/>
        </draw:line>
        <draw:line draw:style-name="gr10" draw:text-style-name="P1" draw:layer="layout" svg:x1="6.804cm" svg:y1="9.804cm" svg:x2="5.543cm" svg:y2="9.804cm">
          <text:p text:style-name="P2"/>
        </draw:line>
        <draw:line draw:style-name="gr10" draw:text-style-name="P1" draw:layer="layout" svg:x1="6.804cm" svg:y1="9.404cm" svg:x2="5.543cm" svg:y2="9.404cm">
          <text:p text:style-name="P2"/>
        </draw:line>
        <draw:line draw:style-name="gr2" draw:text-style-name="P1" draw:layer="layout" svg:x1="6.835cm" svg:y1="8.901cm" svg:x2="5.541cm" svg:y2="8.901cm">
          <text:p text:style-name="P2"/>
        </draw:line>
        <draw:line draw:style-name="gr2" draw:text-style-name="P1" draw:layer="layout" svg:x1="6.835cm" svg:y1="10.602cm" svg:x2="5.541cm" svg:y2="10.602cm">
          <text:p text:style-name="P2"/>
        </draw:line>
        <draw:frame draw:style-name="gr23" draw:text-style-name="P7" draw:layer="layout" svg:width="1.118cm" svg:height="0.607cm" svg:x="5.963cm" svg:y="8.331cm">
          <draw:text-box>
            <text:p text:style-name="P6"><text:span text:style-name="T1">data</text:span></text:p>
          </draw:text-box>
        </draw:frame>
        <draw:frame draw:style-name="gr24" draw:text-style-name="P7" draw:layer="layout" svg:width="0.92cm" svg:height="0.607cm" svg:x="6.108cm" svg:y="8.9cm">
          <draw:text-box>
            <text:p text:style-name="P6"><text:span text:style-name="T1">val</text:span></text:p>
          </draw:text-box>
        </draw:frame>
        <draw:frame draw:style-name="gr25" draw:text-style-name="P7" draw:layer="layout" svg:width="1.019cm" svg:height="0.607cm" svg:x="6.042cm" svg:y="9.301cm">
          <draw:text-box>
            <text:p text:style-name="P6"><text:span text:style-name="T1">sop</text:span></text:p>
          </draw:text-box>
        </draw:frame>
        <draw:frame draw:style-name="gr25" draw:text-style-name="P7" draw:layer="layout" svg:width="1.019cm" svg:height="0.607cm" svg:x="6.043cm" svg:y="9.302cm">
          <draw:text-box>
            <text:p text:style-name="P6"><text:span text:style-name="T1">sop</text:span></text:p>
          </draw:text-box>
        </draw:frame>
        <draw:frame draw:style-name="gr26" draw:text-style-name="P7" draw:layer="layout" svg:width="0.986cm" svg:height="0.607cm" svg:x="6.019cm" svg:y="9.701cm">
          <draw:text-box>
            <text:p text:style-name="P6"><text:span text:style-name="T1">eop</text:span></text:p>
          </draw:text-box>
        </draw:frame>
        <draw:frame draw:style-name="gr23" draw:text-style-name="P7" draw:layer="layout" svg:width="1.118cm" svg:height="0.607cm" svg:x="5.976cm" svg:y="10.102cm">
          <draw:text-box>
            <text:p text:style-name="P6"><text:span text:style-name="T1">mod</text:span></text:p>
          </draw:text-box>
        </draw:frame>
        <draw:line draw:style-name="gr10" draw:text-style-name="P1" draw:layer="layout" svg:x1="5.544cm" svg:y1="12.005cm" svg:x2="6.8cm" svg:y2="12.005cm">
          <text:p text:style-name="P2"/>
        </draw:line>
        <draw:frame draw:style-name="gr24" draw:text-style-name="P7" draw:layer="layout" svg:width="0.92cm" svg:height="0.607cm" svg:x="5.435cm" svg:y="11.503cm">
          <draw:text-box>
            <text:p text:style-name="P6"><text:span text:style-name="T1">full</text:span></text:p>
          </draw:text-box>
        </draw:frame>
        <draw:frame draw:style-name="gr5" draw:text-style-name="P10" draw:layer="layout" svg:width="1.81cm" svg:height="3.338cm" svg:x="1.77cm" svg:y="4.927cm">
          <draw:text-box>
            <text:p text:style-name="P8"><text:span text:style-name="T2">Media</text:span></text:p>
            <text:p text:style-name="P8"><text:span text:style-name="T2">Access</text:span></text:p>
            <text:p text:style-name="P8"><text:span text:style-name="T2">Control</text:span></text:p>
            <text:p text:style-name="P8"><text:span text:style-name="T2"/></text:p>
            <text:p text:style-name="P8"><text:span text:style-name="T2">+</text:span></text:p>
            <text:p text:style-name="P8"><text:span text:style-name="T2"/></text:p>
            <text:p text:style-name="P8"><text:span text:style-name="T2">Physical</text:span></text:p>
          </draw:text-box>
        </draw:frame>
        <draw:custom-shape draw:style-name="gr27" draw:text-style-name="P1" draw:layer="layout" svg:width="1.5cm" svg:height="1cm" svg:x="0.2cm" svg:y="5.804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4" draw:layer="layout" svg:width="1.044cm" svg:height="0.692cm" svg:x="0.47cm" svg:y="6.027cm">
          <draw:text-box>
            <text:p text:style-name="P2"><text:span text:style-name="T2">line</text:span></text:p>
          </draw:text-box>
        </draw:frame>
        <draw:g>
          <draw:line draw:style-name="gr28" draw:text-style-name="P1" draw:layer="layout" svg:x1="3.77cm" svg:y1="3.903cm" svg:x2="4.336cm" svg:y2="3.903cm">
            <text:p text:style-name="P2"/>
          </draw:line>
          <draw:line draw:style-name="gr28" draw:text-style-name="P1" draw:layer="layout" svg:x1="3.77cm" svg:y1="3.504cm" svg:x2="4.336cm" svg:y2="3.504cm">
            <text:p text:style-name="P2"/>
          </draw:line>
          <draw:line draw:style-name="gr28" draw:text-style-name="P1" draw:layer="layout" svg:x1="3.77cm" svg:y1="3.104cm" svg:x2="4.336cm" svg:y2="3.104cm">
            <text:p text:style-name="P2"/>
          </draw:line>
          <draw:line draw:style-name="gr28" draw:text-style-name="P1" draw:layer="layout" svg:x1="3.77cm" svg:y1="2.704cm" svg:x2="4.336cm" svg:y2="2.704cm">
            <text:p text:style-name="P2"/>
          </draw:line>
          <draw:line draw:style-name="gr28" draw:text-style-name="P1" draw:layer="layout" svg:x1="3.77cm" svg:y1="2.304cm" svg:x2="4.336cm" svg:y2="2.304cm">
            <text:p text:style-name="P2"/>
          </draw:line>
          <draw:line draw:style-name="gr29" draw:text-style-name="P1" draw:layer="layout" svg:x1="3.77cm" svg:y1="1.801cm" svg:x2="4.336cm" svg:y2="1.801cm">
            <text:p text:style-name="P2"/>
          </draw:line>
          <draw:line draw:style-name="gr29" draw:text-style-name="P1" draw:layer="layout" svg:x1="3.77cm" svg:y1="4.302cm" svg:x2="4.336cm" svg:y2="4.302cm">
            <text:p text:style-name="P2"/>
          </draw:line>
        </draw:g>
        <draw:line draw:style-name="gr28" draw:text-style-name="P1" draw:layer="layout" svg:x1="3.77cm" svg:y1="10.205cm" svg:x2="4.336cm" svg:y2="10.205cm">
          <text:p text:style-name="P2"/>
        </draw:line>
        <draw:line draw:style-name="gr28" draw:text-style-name="P1" draw:layer="layout" svg:x1="3.77cm" svg:y1="9.805cm" svg:x2="4.336cm" svg:y2="9.805cm">
          <text:p text:style-name="P2"/>
        </draw:line>
        <draw:line draw:style-name="gr28" draw:text-style-name="P1" draw:layer="layout" svg:x1="3.77cm" svg:y1="9.405cm" svg:x2="4.336cm" svg:y2="9.405cm">
          <text:p text:style-name="P2"/>
        </draw:line>
        <draw:line draw:style-name="gr29" draw:text-style-name="P1" draw:layer="layout" svg:x1="3.77cm" svg:y1="8.902cm" svg:x2="4.336cm" svg:y2="8.902cm">
          <text:p text:style-name="P2"/>
        </draw:line>
        <draw:line draw:style-name="gr29" draw:text-style-name="P1" draw:layer="layout" svg:x1="3.77cm" svg:y1="10.603cm" svg:x2="4.336cm" svg:y2="10.603cm">
          <text:p text:style-name="P2"/>
        </draw:line>
        <draw:line draw:style-name="gr28" draw:text-style-name="P1" draw:layer="layout" svg:x1="3.77cm" svg:y1="12.005cm" svg:x2="4.336cm" svg:y2="12.005cm">
          <text:p text:style-name="P2"/>
        </draw:line>
        <draw:line draw:style-name="gr28" draw:text-style-name="P1" draw:layer="layout" svg:x1="3.77cm" svg:y1="4.905cm" svg:x2="4.336cm" svg:y2="4.905cm">
          <text:p text:style-name="P2"/>
        </draw:line>
        <draw:custom-shape draw:style-name="gr30" draw:text-style-name="P10" draw:layer="layout" svg:width="1.18cm" svg:height="4.165cm" svg:x="4.375cm" svg:y="1.23cm">
          <text:p text:style-name="P8"><text:span text:style-name="T2">Data</text:span></text:p>
          <text:p text:style-name="P8"><text:span text:style-name="T2">File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1.18cm" svg:height="4.165cm" svg:x="4.375cm" svg:y="8.231cm">
          <text:p text:style-name="P8"><text:span text:style-name="T2">Wave</text:span></text:p>
          <text:p text:style-name="P8"><text:span text:style-name="T2">File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.15cm" svg:y1="9.45cm" svg:x2="15.15cm" svg:y2="10.2cm">
          <text:p text:style-name="P2"/>
        </draw:line>
        <draw:custom-shape draw:style-name="gr31" draw:text-style-name="P1" draw:layer="layout" svg:width="0.513cm" svg:height="0.26cm" draw:transform="rotate (-1.57062179387059) translate (14.334cm 1.646cm)">
          <text:p text:style-name="P2"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line draw:style-name="gr8" draw:text-style-name="P1" draw:layer="layout" svg:width="2.393cm" svg:height="1.042cm" draw:transform="skewX (0.497942435593888) rotate (-1.03742370738642) translate (14.8355041509961cm 2.02122417713938cm)" svg:viewBox="0 0 2394 1043" draw:points="0,-23053 21,-23494 2356,-22451 2394,-23272">
          <text:p text:style-name="P2"/>
        </draw:polyline>
        <draw:line draw:style-name="gr8" draw:text-style-name="P1" draw:layer="layout" svg:x1="14.334cm" svg:y1="1.801cm" svg:x2="15.812cm" svg:y2="1.801cm">
          <text:p text:style-name="P2"/>
        </draw:line>
        <draw:line draw:style-name="gr8" draw:text-style-name="P1" draw:layer="layout" svg:x1="13.8cm" svg:y1="5.801cm" svg:x2="15.8cm" svg:y2="5.801cm">
          <text:p text:style-name="P2"/>
        </draw:line>
        <draw:frame draw:style-name="gr5" draw:text-style-name="P4" draw:layer="layout" svg:width="2.123cm" svg:height="0.692cm" svg:x="13.77cm" svg:y="3.127cm">
          <draw:text-box>
            <text:p text:style-name="P2"><text:span text:style-name="T2">sw_tagg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0-07-31T16:45:34</meta:creation-date>
    <dc:creator>Carlos Zerbini</dc:creator>
    <dc:date>2010-09-20T19:27:24</dc:date>
    <meta:print-date>2010-07-31T18:38:29</meta:print-date>
    <meta:editing-cycles>11</meta:editing-cycles>
    <meta:editing-duration>PT20H32M9S</meta:editing-duration>
    <meta:user-defined meta:name="Info 1"/>
    <meta:user-defined meta:name="Info 2"/>
    <meta:user-defined meta:name="Info 3"/>
    <meta:user-defined meta:name="Info 4"/>
    <meta:document-statistic meta:object-count="104"/>
  </office:meta>
</office:document-meta>
</file>